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4" style:family="graphic" style:parent-style-name="objectwithoutfill">
      <style:graphic-properties svg:stroke-width="0.035cm" svg:stroke-color="#81d4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4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7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5cm" svg:height="0.5cm" svg:x="2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15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7.15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053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7.15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4.55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65cm" svg:y1="7.65cm" svg:x2="3.15cm" svg:y2="6.9cm">
          <text:p/>
        </draw:line>
        <draw:line draw:style-name="gr2" draw:text-style-name="P2" draw:layer="layout" svg:x1="4.35cm" svg:y1="5.45cm" svg:x2="3.1cm" svg:y2="6.5cm">
          <text:p/>
        </draw:line>
        <draw:line draw:style-name="gr2" draw:text-style-name="P2" draw:layer="layout" svg:x1="7.15cm" svg:y1="5.25cm" svg:x2="4.5cm" svg:y2="5.25cm">
          <text:p/>
        </draw:line>
        <draw:line draw:style-name="gr2" draw:text-style-name="P2" draw:layer="layout" svg:x1="7.35cm" svg:y1="7.85cm" svg:x2="4.7cm" svg:y2="7.85cm">
          <text:p/>
        </draw:line>
        <draw:line draw:style-name="gr2" draw:text-style-name="P2" draw:layer="layout" svg:x1="9.25cm" svg:y1="6.65cm" svg:x2="7.5cm" svg:y2="7.75cm">
          <text:p/>
        </draw:line>
        <draw:line draw:style-name="gr2" draw:text-style-name="P2" draw:layer="layout" svg:x1="9.25cm" svg:y1="6.65cm" svg:x2="7.5cm" svg:y2="5.25cm">
          <text:p/>
        </draw:line>
        <draw:frame draw:style-name="gr3" draw:text-style-name="P3" draw:layer="layout" svg:width="0.815cm" svg:height="0.878cm" svg:x="2.05cm" svg:y="6.45cm">
          <draw:text-box>
            <text:p><text:span text:style-name="T1">1</text:span></text:p>
          </draw:text-box>
        </draw:frame>
        <draw:frame draw:style-name="gr3" draw:text-style-name="P3" draw:layer="layout" svg:width="0.815cm" svg:height="0.878cm" svg:x="3.451cm" svg:y="4.25cm">
          <draw:text-box>
            <text:p><text:span text:style-name="T1">2</text:span></text:p>
          </draw:text-box>
        </draw:frame>
        <draw:frame draw:style-name="gr3" draw:text-style-name="P3" draw:layer="layout" svg:width="0.815cm" svg:height="0.878cm" svg:x="2.051cm" svg:y="6.45cm">
          <draw:text-box>
            <text:p><text:span text:style-name="T1">1</text:span></text:p>
          </draw:text-box>
        </draw:frame>
        <draw:frame draw:style-name="gr3" draw:text-style-name="P3" draw:layer="layout" svg:width="0.815cm" svg:height="0.878cm" svg:x="4.251cm" svg:y="8.05cm">
          <draw:text-box>
            <text:p><text:span text:style-name="T1">3</text:span></text:p>
          </draw:text-box>
        </draw:frame>
        <draw:frame draw:style-name="gr3" draw:text-style-name="P3" draw:layer="layout" svg:width="0.815cm" svg:height="0.878cm" svg:x="7.451cm" svg:y="4.35cm">
          <draw:text-box>
            <text:p><text:span text:style-name="T1">4</text:span></text:p>
          </draw:text-box>
        </draw:frame>
        <draw:frame draw:style-name="gr3" draw:text-style-name="P3" draw:layer="layout" svg:width="0.815cm" svg:height="0.878cm" svg:x="7.551cm" svg:y="8.05cm">
          <draw:text-box>
            <text:p><text:span text:style-name="T1">5</text:span></text:p>
          </draw:text-box>
        </draw:frame>
        <draw:frame draw:style-name="gr3" draw:text-style-name="P3" draw:layer="layout" svg:width="0.815cm" svg:height="0.878cm" svg:x="9.452cm" svg:y="6.05cm">
          <draw:text-box>
            <text:p><text:span text:style-name="T1">6</text:span></text:p>
          </draw:text-box>
        </draw:frame>
        <draw:path draw:style-name="gr4" draw:text-style-name="P2" draw:layer="layout" svg:width="4.182cm" svg:height="5.355cm" draw:transform="rotate (-3.00423524145784) translate (5.98198836763864cm 9.12311464707034cm)" svg:viewBox="0 0 4183 5356" svg:d="M1347 5353c246 2 497 17 735-41 212-51 420-13 633-72 184-50 383-51 553-137 199-101 343-301 410-514 58-183 194-325 232-519 34-181 119-348 162-530 47-202 76-406 84-611 10-257 79-535-52-774-117-211-139-438-248-657-115-231-274-428-409-644-120-190-282-320-457-438-181-121-371-245-580-311-240-76-498-97-752-104-221-5-439 7-667 68-257 69-406 251-557 422-135 152-238 336-272 550-32 200-71 393-118 589-52 218-47 447-39 671 7 188 48 371 48 558 0 265 9 532 51 792 39 238 44 483 133 712 76 194-17 442 112 604 128 161 379 90 570 131l174 24 158 147 101 49z">
          <text:p/>
        </draw:path>
        <draw:path draw:style-name="gr4" draw:text-style-name="P2" draw:layer="layout" svg:width="4.884cm" svg:height="4.583cm" draw:transform="rotate (-2.16176481152018) translate (11.4774716576597cm 6.18630618405642cm)" svg:viewBox="0 0 4885 4584" svg:d="M657 4546c249-49 502-35 752-81 242-46 481-91 709-179 202-77 365-235 552-348 156-94 329-177 434-334 110-164 235-318 371-462 125-131 286-228 424-348 155-135 328-256 513-344 161-78 281-211 400-353 162-194 10-361-36-529-55-206-275-292-377-468-99-170-266-288-437-365-246-112-419-296-657-409-209-100-422-168-637-253-217-85-467-93-705-37-201 47-396 119-576 217-156 85-316 162-479 236-190 87-328 263-453 432-145 197-217 431-282 657-66 229-14 469-62 699-55 266-29 546-95 808-57 224 49 394 129 572 77 173 178 336 202 522 33 261 273 222 368 391l10 14z">
          <text:p/>
        </draw:path>
        <draw:frame draw:style-name="gr5" draw:text-style-name="P4" draw:layer="layout" svg:width="0.925cm" svg:height="1.673cm" svg:x="2.25cm" svg:y="9cm">
          <draw:text-box>
            <text:p>S</text:p>
            <text:p/>
          </draw:text-box>
        </draw:frame>
        <draw:frame draw:style-name="gr6" draw:text-style-name="P4" draw:layer="layout" svg:width="1.738cm" svg:height="0.962cm" svg:x="9.351cm" svg:y="9.001cm">
          <draw:text-box>
            <text:p><text:s/>N/S</text:p>
          </draw:text-box>
        </draw:frame>
        <draw:line draw:style-name="gr7" draw:text-style-name="P2" draw:layer="layout" svg:x1="7cm" svg:y1="3.25cm" svg:x2="5.75cm" svg:y2="5cm">
          <text:p/>
        </draw:line>
        <draw:line draw:style-name="gr7" draw:text-style-name="P2" draw:layer="layout" svg:x1="7.001cm" svg:y1="3.25cm" svg:x2="6.25cm" svg:y2="7.75cm">
          <text:p/>
        </draw:line>
        <draw:frame draw:style-name="gr8" draw:text-style-name="P4" draw:layer="layout" svg:width="1.7cm" svg:height="0.962cm" svg:x="6.75cm" svg:y="2.45cm">
          <draw:text-box>
            <text:p><text:span text:style-name="T2">δ</text:span><text:span text:style-name="T3">(S)</text:span></text:p>
          </draw:text-box>
        </draw:frame>
        <draw:frame draw:style-name="gr9" draw:text-style-name="P5" draw:layer="layout" svg:width="0.502cm" svg:height="1.187cm" svg:x="5.75cm" svg:y="12.25cm">
          <draw:text-box>
            <text:p/>
          </draw:text-box>
        </draw:frame>
        <draw:custom-shape draw:style-name="gr1" draw:text-style-name="P1" draw:layer="layout" svg:width="0.5cm" svg:height="0.5cm" svg:x="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6.0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002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1.003cm" svg:y="1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8.904cm" svg:y="1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6.305cm" svg:y="1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4.35cm" svg:y1="14.65cm" svg:x2="6.2cm" svg:y2="12.8cm">
          <text:p/>
        </draw:line>
        <draw:line draw:style-name="gr10" draw:text-style-name="P2" draw:layer="layout" svg:x1="11.25cm" svg:y1="14.75cm" svg:x2="9.4cm" svg:y2="12.8cm">
          <text:p/>
        </draw:line>
        <draw:line draw:style-name="gr10" draw:text-style-name="P2" draw:layer="layout" svg:x1="9.05cm" svg:y1="16.55cm" svg:x2="6.75cm" svg:y2="16.5cm">
          <text:p/>
        </draw:line>
        <draw:frame draw:style-name="gr11" draw:text-style-name="P5" draw:layer="layout" svg:width="0.853cm" svg:height="0.962cm" svg:x="4.55cm" svg:y="13cm">
          <draw:text-box>
            <text:p>1</text:p>
          </draw:text-box>
        </draw:frame>
        <draw:frame draw:style-name="gr11" draw:text-style-name="P5" draw:layer="layout" svg:width="0.853cm" svg:height="0.962cm" svg:x="10.151cm" svg:y="13cm">
          <draw:text-box>
            <text:p>1</text:p>
          </draw:text-box>
        </draw:frame>
        <draw:frame draw:style-name="gr11" draw:text-style-name="P5" draw:layer="layout" svg:width="0.853cm" svg:height="0.962cm" svg:x="7.352cm" svg:y="15.6cm">
          <draw:text-box>
            <text:p>L</text:p>
          </draw:text-box>
        </draw:frame>
        <draw:frame draw:style-name="gr11" draw:text-style-name="P5" draw:layer="layout" svg:width="0.853cm" svg:height="0.962cm" svg:x="3.251cm" svg:y="14.6cm">
          <draw:text-box>
            <text:p>1</text:p>
          </draw:text-box>
        </draw:frame>
        <draw:frame draw:style-name="gr11" draw:text-style-name="P5" draw:layer="layout" svg:width="0.853cm" svg:height="0.962cm" svg:x="6.052cm" svg:y="11.7cm">
          <draw:text-box>
            <text:p>2</text:p>
          </draw:text-box>
        </draw:frame>
        <draw:frame draw:style-name="gr11" draw:text-style-name="P5" draw:layer="layout" svg:width="0.853cm" svg:height="0.962cm" svg:x="8.853cm" svg:y="11.7cm">
          <draw:text-box>
            <text:p>4</text:p>
          </draw:text-box>
        </draw:frame>
        <draw:frame draw:style-name="gr11" draw:text-style-name="P5" draw:layer="layout" svg:width="0.853cm" svg:height="0.962cm" svg:x="5.853cm" svg:y="16.5cm">
          <draw:text-box>
            <text:p>3</text:p>
          </draw:text-box>
        </draw:frame>
        <draw:frame draw:style-name="gr11" draw:text-style-name="P5" draw:layer="layout" svg:width="0.853cm" svg:height="0.962cm" svg:x="8.854cm" svg:y="16.5cm">
          <draw:text-box>
            <text:p>5</text:p>
          </draw:text-box>
        </draw:frame>
        <draw:frame draw:style-name="gr11" draw:text-style-name="P5" draw:layer="layout" svg:width="0.853cm" svg:height="0.962cm" svg:x="11.355cm" svg:y="14.3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6T16:54:29.559000000</meta:creation-date>
    <meta:editing-duration>PT48M53S</meta:editing-duration>
    <meta:editing-cycles>2</meta:editing-cycles>
    <meta:generator>LibreOffice/7.1.5.2$Windows_X86_64 LibreOffice_project/85f04e9f809797b8199d13c421bd8a2b025d52b5</meta:generator>
    <dc:date>2021-10-06T17:53:16.403000000</dc:date>
    <meta:document-statistic meta:object-count="45"/>
  </office:meta>
</office:document-meta>
</file>